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2.016cm" svg:y="3.41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3.617cm" svg:y="2.51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762cm" svg:height="0.762cm" svg:x="3.618cm" svg:y="4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62cm" svg:height="0.762cm" svg:x="5.118cm" svg:y="3.31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5.119cm" svg:y="5.01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762cm" svg:height="0.762cm" svg:x="8.517cm" svg:y="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762cm" svg:height="0.762cm" svg:x="10.118cm" svg:y="3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10.119cm" svg:y="4.91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62cm" svg:height="0.762cm" svg:x="11.619cm" svg:y="2.21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762cm" svg:height="0.762cm" svg:x="11.62cm" svg:y="3.91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.667cm" svg:y1="4.064cm" svg:x2="3.618cm" svg:y2="4.596cm" draw:start-shape="id1" draw:start-glue-point="9" draw:end-shape="id2" draw:end-glue-point="6" svg:d="M2667 4064l951 532" svg:viewBox="0 0 952 533">
          <text:p/>
        </draw:connector>
        <draw:connector draw:style-name="gr4" draw:text-style-name="P2" draw:layer="layout" draw:type="line" svg:x1="2.667cm" svg:y1="3.524cm" svg:x2="3.617cm" svg:y2="2.895cm" draw:start-shape="id1" draw:start-glue-point="11" draw:end-shape="id3" draw:end-glue-point="6" svg:d="M2667 3524l950-629" svg:viewBox="0 0 951 630">
          <text:p/>
        </draw:connector>
        <draw:connector draw:style-name="gr4" draw:text-style-name="P2" draw:layer="layout" draw:type="line" svg:x1="4.269cm" svg:y1="4.326cm" svg:x2="5.118cm" svg:y2="3.696cm" draw:start-shape="id2" draw:start-glue-point="11" draw:end-shape="id4" draw:end-glue-point="6" svg:d="M4269 4326l849-630" svg:viewBox="0 0 850 631">
          <text:p/>
        </draw:connector>
        <draw:connector draw:style-name="gr4" draw:text-style-name="P2" draw:layer="layout" draw:type="line" svg:x1="4.269cm" svg:y1="4.866cm" svg:x2="5.119cm" svg:y2="5.397cm" draw:start-shape="id2" draw:start-glue-point="9" draw:end-shape="id5" draw:end-glue-point="6" svg:d="M4269 4866l850 531" svg:viewBox="0 0 851 532">
          <text:p/>
        </draw:connector>
        <draw:connector draw:style-name="gr4" draw:text-style-name="P2" draw:layer="layout" draw:type="line" svg:x1="9.168cm" svg:y1="4.225cm" svg:x2="10.118cm" svg:y2="3.596cm" draw:start-shape="id6" draw:start-glue-point="11" draw:end-shape="id7" draw:end-glue-point="6" svg:d="M9168 4225l950-629" svg:viewBox="0 0 951 630">
          <text:p/>
        </draw:connector>
        <draw:connector draw:style-name="gr4" draw:text-style-name="P2" draw:layer="layout" draw:type="line" svg:x1="9.168cm" svg:y1="4.765cm" svg:x2="10.119cm" svg:y2="5.297cm" draw:start-shape="id6" draw:start-glue-point="9" draw:end-shape="id8" draw:end-glue-point="6" svg:d="M9168 4765l951 532" svg:viewBox="0 0 952 533">
          <text:p/>
        </draw:connector>
        <draw:connector draw:style-name="gr4" draw:text-style-name="P2" draw:layer="layout" draw:type="line" svg:x1="10.769cm" svg:y1="3.326cm" svg:x2="11.619cm" svg:y2="2.597cm" draw:start-shape="id7" draw:start-glue-point="11" draw:end-shape="id9" draw:end-glue-point="6" svg:d="M10769 3326l850-729" svg:viewBox="0 0 851 730">
          <text:p/>
        </draw:connector>
        <draw:connector draw:style-name="gr4" draw:text-style-name="P2" draw:layer="layout" draw:type="line" svg:x1="10.769cm" svg:y1="3.866cm" svg:x2="11.62cm" svg:y2="4.298cm" draw:start-shape="id7" draw:start-glue-point="9" draw:end-shape="id10" draw:end-glue-point="6" svg:d="M10769 3866l851 432" svg:viewBox="0 0 852 433">
          <text:p/>
        </draw:connector>
        <draw:frame draw:style-name="gr5" draw:text-style-name="P3" draw:layer="layout" svg:width="0.853cm" svg:height="0.962cm" svg:x="2.524cm" svg:y="2.478cm">
          <draw:text-box>
            <text:p>0</text:p>
          </draw:text-box>
        </draw:frame>
        <draw:frame draw:style-name="gr5" draw:text-style-name="P3" draw:layer="layout" svg:width="0.853cm" svg:height="0.962cm" svg:x="8.925cm" svg:y="3.178cm">
          <draw:text-box>
            <text:p>0</text:p>
          </draw:text-box>
        </draw:frame>
        <draw:frame draw:style-name="gr5" draw:text-style-name="P3" draw:layer="layout" svg:width="0.853cm" svg:height="0.962cm" svg:x="3.925cm" svg:y="3.378cm">
          <draw:text-box>
            <text:p>0</text:p>
          </draw:text-box>
        </draw:frame>
        <draw:frame draw:style-name="gr5" draw:text-style-name="P3" draw:layer="layout" svg:width="0.853cm" svg:height="0.962cm" svg:x="10.525cm" svg:y="2.178cm">
          <draw:text-box>
            <text:p>0</text:p>
          </draw:text-box>
        </draw:frame>
        <draw:frame draw:style-name="gr5" draw:text-style-name="P3" draw:layer="layout" svg:width="0.853cm" svg:height="0.962cm" svg:x="2.397cm" svg:y="4.283cm">
          <draw:text-box>
            <text:p>1</text:p>
          </draw:text-box>
        </draw:frame>
        <draw:frame draw:style-name="gr5" draw:text-style-name="P3" draw:layer="layout" svg:width="0.853cm" svg:height="0.962cm" svg:x="4.498cm" svg:y="4.383cm">
          <draw:text-box>
            <text:p>1</text:p>
          </draw:text-box>
        </draw:frame>
        <draw:frame draw:style-name="gr5" draw:text-style-name="P3" draw:layer="layout" svg:width="0.853cm" svg:height="0.962cm" svg:x="9.098cm" svg:y="4.983cm">
          <draw:text-box>
            <text:p>1</text:p>
          </draw:text-box>
        </draw:frame>
        <draw:frame draw:style-name="gr5" draw:text-style-name="P3" draw:layer="layout" svg:width="0.853cm" svg:height="0.962cm" svg:x="10.598cm" svg:y="3.98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9:08:23.391802945</meta:creation-date>
    <dc:date>2019-10-09T19:19:38.764824976</dc:date>
    <meta:editing-duration>PT1M5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